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F000001B35DDF52BFF02D61A6.png" manifest:media-type="image/png"/>
  <manifest:file-entry manifest:full-path="Pictures/10000201000001FF0000017B81E2BA04FE530117.png" manifest:media-type="image/png"/>
  <manifest:file-entry manifest:full-path="Pictures/100002010000014B000000F2E23F86F913E4E32C.png" manifest:media-type="image/png"/>
  <manifest:file-entry manifest:full-path="Pictures/100000000000028E000002D5B199561795D989A2.png" manifest:media-type="image/png"/>
  <manifest:file-entry manifest:full-path="Pictures/10000201000001640000013217C9DF3697039912.png" manifest:media-type="image/png"/>
  <manifest:file-entry manifest:full-path="Pictures/100002010000011B000000EDE509751FA7E5A997.png" manifest:media-type="image/png"/>
  <manifest:file-entry manifest:full-path="Pictures/10000201000001E2000001C37EAB9915477A7766.png" manifest:media-type="image/png"/>
  <manifest:file-entry manifest:full-path="Pictures/100002010000007600000082072C6D90AE57B3F6.png" manifest:media-type="image/png"/>
  <manifest:file-entry manifest:full-path="Pictures/100002010000028700000225D514EFB173E7511B.png" manifest:media-type="image/png"/>
  <manifest:file-entry manifest:full-path="Pictures/1000020100000089000000703A503D05FF82B55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Purisa" svg:font-family="Purisa" style:font-adornments="Bold Obliqu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eeeeee"/>
    </style:style>
    <style:style style:name="dp2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3.05cm" fo:min-width="2.5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424cm"/>
      <style:paragraph-properties style:writing-mode="lr-tb"/>
    </style:style>
    <style:style style:name="gr5" style:family="graphic" style:parent-style-name="standard">
      <style:graphic-properties svg:stroke-color="#b2b2b2" draw:fill="solid" draw:fill-color="#ffffff" draw:opacity="20%" draw:textarea-horizontal-align="justify" draw:textarea-vertical-align="middle" draw:auto-grow-height="false" fo:min-height="1.65cm" fo:min-width="1.4cm" draw:shadow-opacity="2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solid" draw:fill-color="#ffffff" draw:opacity="20%"/>
      <style:paragraph-properties fo:text-align="center"/>
    </style:style>
    <style:style style:name="P5" style:family="paragraph">
      <style:paragraph-properties fo:text-align="center"/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6.037cm" svg:height="4.934cm" svg:x="13.8cm" svg:y="1.2cm">
            <draw:image xlink:href="Pictures/1000020100000089000000703A503D05FF82B559.png" xlink:type="simple" xlink:show="embed" xlink:actuate="onLoad" loext:mime-type="image/png">
              <text:p text:style-name="P1"/>
            </draw:image>
          </draw:frame>
          <draw:g>
            <draw:custom-shape draw:style-name="gr2" draw:text-style-name="P2" draw:layer="layout" svg:width="4cm" svg:height="4.3cm" svg:x="14.825cm" svg:y="1.468cm">
              <text:p/>
    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$0 top" draw:handle-range-x-minimum="0" draw:handle-range-x-maximum="5400"/>
              </draw:enhanced-geometry>
            </draw:custom-shape>
            <draw:frame draw:style-name="gr3" draw:text-style-name="P1" draw:layer="layout" svg:width="2.843cm" svg:height="2.837cm" svg:x="15.582cm" svg:y="2.228cm">
              <draw:image xlink:href="Pictures/100002010000028700000225D514EFB173E7511B.png" xlink:type="simple" xlink:show="embed" xlink:actuate="onLoad" loext:mime-type="image/png">
                <text:p/>
              </draw:image>
            </draw:frame>
          </draw:g>
        </draw:g>
        <draw:g>
          <draw:frame draw:style-name="gr1" draw:text-style-name="P1" draw:layer="layout" svg:width="6.037cm" svg:height="4.934cm" svg:x="1.363cm" svg:y="23.2cm">
            <draw:image xlink:href="Pictures/1000020100000089000000703A503D05FF82B559.png" xlink:type="simple" xlink:show="embed" xlink:actuate="onLoad" loext:mime-type="image/png">
              <text:p/>
            </draw:image>
          </draw:frame>
          <draw:frame draw:style-name="gr3" draw:text-style-name="P1" draw:layer="layout" svg:width="4.2cm" svg:height="4.628cm" svg:x="2.2cm" svg:y="23.337cm">
            <draw:image xlink:href="Pictures/100002010000007600000082072C6D90AE57B3F6.png" xlink:type="simple" xlink:show="embed" xlink:actuate="onLoad" loext:mime-type="image/png">
              <text:p/>
            </draw:image>
          </draw:frame>
        </draw:g>
        <draw:g>
          <draw:frame draw:style-name="gr1" draw:text-style-name="P1" draw:layer="layout" svg:width="6.037cm" svg:height="4.934cm" svg:x="7.563cm" svg:y="1.2cm">
            <draw:image xlink:href="Pictures/1000020100000089000000703A503D05FF82B559.png" xlink:type="simple" xlink:show="embed" xlink:actuate="onLoad" loext:mime-type="image/png">
              <text:p/>
            </draw:image>
          </draw:frame>
          <draw:frame draw:style-name="gr3" draw:text-style-name="P1" draw:layer="layout" svg:width="5.395cm" svg:height="4.707cm" svg:x="7.814cm" svg:y="1.293cm">
            <draw:image xlink:href="Pictures/10000201000001E2000001C37EAB9915477A7766.png" xlink:type="simple" xlink:show="embed" xlink:actuate="onLoad" loext:mime-type="image/png">
              <text:p/>
            </draw:image>
          </draw:frame>
        </draw:g>
        <draw:g>
          <draw:frame draw:style-name="gr1" draw:text-style-name="P1" draw:layer="layout" svg:width="6.037cm" svg:height="4.934cm" svg:x="1.363cm" svg:y="1.166cm">
            <draw:image xlink:href="Pictures/1000020100000089000000703A503D05FF82B559.png" xlink:type="simple" xlink:show="embed" xlink:actuate="onLoad" loext:mime-type="image/png">
              <text:p/>
            </draw:image>
          </draw:frame>
          <draw:frame draw:style-name="gr3" draw:text-style-name="P1" draw:layer="layout" svg:width="5.135cm" svg:height="4.3cm" svg:x="1.861cm" svg:y="1.566cm">
            <draw:image xlink:href="Pictures/100002010000011B000000EDE509751FA7E5A997.png" xlink:type="simple" xlink:show="embed" xlink:actuate="onLoad" loext:mime-type="image/png">
              <text:p/>
            </draw:image>
          </draw:frame>
        </draw:g>
        <draw:g>
          <draw:frame draw:style-name="gr1" draw:text-style-name="P1" draw:layer="layout" svg:width="6.037cm" svg:height="4.934cm" svg:x="1.463cm" svg:y="6.866cm">
            <draw:image xlink:href="Pictures/1000020100000089000000703A503D05FF82B559.png" xlink:type="simple" xlink:show="embed" xlink:actuate="onLoad" loext:mime-type="image/png">
              <text:p/>
            </draw:image>
          </draw:frame>
          <draw:frame draw:style-name="gr3" draw:text-style-name="P1" draw:layer="layout" svg:width="5.2cm" svg:height="4.469cm" svg:x="1.963cm" svg:y="7.131cm">
            <draw:image xlink:href="Pictures/10000201000001640000013217C9DF3697039912.png" xlink:type="simple" xlink:show="embed" xlink:actuate="onLoad" loext:mime-type="image/png">
              <text:p/>
            </draw:image>
          </draw:frame>
        </draw:g>
        <draw:g>
          <draw:frame draw:style-name="gr1" draw:text-style-name="P1" draw:layer="layout" svg:width="6.037cm" svg:height="4.934cm" svg:x="7.5cm" svg:y="23.2cm">
            <draw:image xlink:href="Pictures/1000020100000089000000703A503D05FF82B559.png" xlink:type="simple" xlink:show="embed" xlink:actuate="onLoad" loext:mime-type="image/png">
              <text:p/>
            </draw:image>
          </draw:frame>
          <draw:frame draw:style-name="gr3" draw:text-style-name="P1" draw:layer="layout" svg:width="5.328cm" svg:height="4.3cm" svg:x="8.037cm" svg:y="23.612cm">
            <draw:image xlink:href="Pictures/100000000000028E000002D5B199561795D989A2.png" xlink:type="simple" xlink:show="embed" xlink:actuate="onLoad" loext:mime-type="image/png">
              <text:p/>
            </draw:image>
          </draw:frame>
        </draw:g>
        <draw:g>
          <draw:frame draw:style-name="gr1" draw:text-style-name="P1" draw:layer="layout" svg:width="6.037cm" svg:height="4.934cm" svg:x="7.7cm" svg:y="6.9cm">
            <draw:image xlink:href="Pictures/1000020100000089000000703A503D05FF82B559.png" xlink:type="simple" xlink:show="embed" xlink:actuate="onLoad" loext:mime-type="image/png">
              <text:p/>
            </draw:image>
          </draw:frame>
          <draw:frame draw:style-name="gr3" draw:text-style-name="P1" draw:layer="layout" svg:width="6.019cm" svg:height="4.4cm" svg:x="7.7cm" svg:y="7.434cm">
            <draw:image xlink:href="Pictures/100002010000014B000000F2E23F86F913E4E32C.png" xlink:type="simple" xlink:show="embed" xlink:actuate="onLoad" loext:mime-type="image/png">
              <text:p/>
            </draw:image>
          </draw:frame>
        </draw:g>
        <draw:g>
          <draw:frame draw:style-name="gr1" draw:text-style-name="P1" draw:layer="layout" svg:width="6.037cm" svg:height="4.934cm" svg:x="13.6cm" svg:y="23.166cm">
            <draw:image xlink:href="Pictures/1000020100000089000000703A503D05FF82B559.png" xlink:type="simple" xlink:show="embed" xlink:actuate="onLoad" loext:mime-type="image/png">
              <text:p/>
            </draw:image>
          </draw:frame>
          <draw:frame draw:style-name="gr3" draw:text-style-name="P1" draw:layer="layout" svg:width="5.792cm" svg:height="4.296cm" svg:x="13.737cm" svg:y="23.566cm">
            <draw:image xlink:href="Pictures/10000201000001FF0000017B81E2BA04FE530117.png" xlink:type="simple" xlink:show="embed" xlink:actuate="onLoad" loext:mime-type="image/png">
              <text:p/>
            </draw:image>
          </draw:frame>
        </draw:g>
        <draw:frame draw:style-name="gr1" draw:text-style-name="P1" draw:layer="layout" svg:width="13.239cm" svg:height="10.605cm" svg:x="3.761cm" svg:y="12.295cm">
          <draw:image xlink:href="Pictures/100002010000021F000001B35DDF52BFF02D61A6.png" xlink:type="simple" xlink:show="embed" xlink:actuate="onLoad" loext:mime-type="image/png">
            <text:p text:style-name="P1">1347</text:p>
          </draw:image>
        </draw:frame>
      </draw:page>
      <draw:page draw:name="page2" draw:style-name="dp1" draw:master-page-name="Default">
        <draw:g>
          <draw:frame draw:style-name="gr3" draw:text-style-name="P1" draw:layer="layout" svg:width="17.118cm" svg:height="14.525cm" svg:x="2.157cm" svg:y="8.855cm">
            <draw:image xlink:href="Pictures/100002010000028700000225D514EFB173E7511B.png" xlink:type="simple" xlink:show="embed" xlink:actuate="onLoad" loext:mime-type="image/png">
              <text:p/>
            </draw:image>
          </draw:frame>
          <draw:frame draw:style-name="gr4" draw:text-style-name="P3" draw:layer="layout" svg:width="11.17cm" svg:height="1.674cm" svg:x="5.2cm" svg:y="21.9cm">
            <draw:text-box>
              <text:p>-43.2707,170.1033</text:p>
            </draw:text-box>
          </draw:frame>
          <draw:custom-shape draw:style-name="gr5" draw:text-style-name="P4" draw:layer="layout" svg:width="1.9cm" svg:height="1.9cm" svg:x="9cm" svg:y="15.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2.085cm" svg:height="1.674cm" svg:x="9.088cm" svg:y="15.326cm">
            <draw:text-box>
              <text:p/>
            </draw:text-box>
          </draw:frame>
        </draw:g>
      </draw:page>
      <draw:page draw:name="page3" draw:style-name="dp1" draw:master-page-name="Default">
        <draw:g>
          <draw:frame draw:style-name="gr3" draw:text-style-name="P1" draw:layer="layout" svg:width="17.118cm" svg:height="14.525cm" svg:x="2.157cm" svg:y="8.856cm">
            <draw:image xlink:href="Pictures/100002010000028700000225D514EFB173E7511B.png" xlink:type="simple" xlink:show="embed" xlink:actuate="onLoad" loext:mime-type="image/png">
              <text:p/>
            </draw:image>
          </draw:frame>
          <draw:frame draw:style-name="gr4" draw:text-style-name="P3" draw:layer="layout" svg:width="11.17cm" svg:height="1.674cm" svg:x="5.2cm" svg:y="21.9cm">
            <draw:text-box>
              <text:p>-43.2676,170.1063</text:p>
            </draw:text-box>
          </draw:frame>
          <draw:custom-shape draw:style-name="gr5" draw:text-style-name="P4" draw:layer="layout" svg:width="1.9cm" svg:height="1.9cm" svg:x="10.822cm" svg:y="12.43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2.085cm" svg:height="1.674cm" svg:x="10.9cm" svg:y="12.627cm">
            <draw:text-box>
              <text:p/>
            </draw:text-box>
          </draw:frame>
        </draw:g>
      </draw:page>
      <draw:page draw:name="page4" draw:style-name="dp1" draw:master-page-name="Default">
        <draw:g>
          <draw:frame draw:style-name="gr3" draw:text-style-name="P1" draw:layer="layout" svg:width="17.118cm" svg:height="14.525cm" svg:x="2.157cm" svg:y="8.856cm">
            <draw:image xlink:href="Pictures/100002010000028700000225D514EFB173E7511B.png" xlink:type="simple" xlink:show="embed" xlink:actuate="onLoad" loext:mime-type="image/png">
              <text:p/>
            </draw:image>
          </draw:frame>
          <draw:frame draw:style-name="gr4" draw:text-style-name="P3" draw:layer="layout" svg:width="11.17cm" svg:height="1.674cm" svg:x="5.2cm" svg:y="21.9cm">
            <draw:text-box>
              <text:p>-43.2727,170.1147</text:p>
            </draw:text-box>
          </draw:frame>
          <draw:custom-shape draw:style-name="gr5" draw:text-style-name="P4" draw:layer="layout" svg:width="1.9cm" svg:height="1.9cm" svg:x="15.792cm" svg:y="16.579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2.085cm" svg:height="1.674cm" svg:x="15.9cm" svg:y="16.901cm">
            <draw:text-box>
              <text:p/>
            </draw:text-box>
          </draw:frame>
        </draw:g>
      </draw:page>
      <draw:page draw:name="page5" draw:style-name="dp1" draw:master-page-name="Default">
        <draw:g>
          <draw:frame draw:style-name="gr3" draw:text-style-name="P1" draw:layer="layout" svg:width="17.118cm" svg:height="14.525cm" svg:x="2.157cm" svg:y="8.856cm">
            <draw:image xlink:href="Pictures/100002010000028700000225D514EFB173E7511B.png" xlink:type="simple" xlink:show="embed" xlink:actuate="onLoad" loext:mime-type="image/png">
              <text:p/>
            </draw:image>
          </draw:frame>
          <draw:frame draw:style-name="gr4" draw:text-style-name="P3" draw:layer="layout" svg:width="11.17cm" svg:height="1.674cm" svg:x="5.2cm" svg:y="21.9cm">
            <draw:text-box>
              <text:p>-43.2709,170.1081</text:p>
            </draw:text-box>
          </draw:frame>
          <draw:custom-shape draw:style-name="gr5" draw:text-style-name="P4" draw:layer="layout" svg:width="1.9cm" svg:height="1.9cm" svg:x="11.9cm" svg:y="15.3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2.085cm" svg:height="1.674cm" svg:x="12cm" svg:y="15.527cm">
            <draw:text-box>
              <text:p/>
            </draw:text-box>
          </draw:frame>
        </draw:g>
      </draw:page>
      <draw:page draw:name="page6" draw:style-name="dp1" draw:master-page-name="Default">
        <draw:g>
          <draw:frame draw:style-name="gr3" draw:text-style-name="P1" draw:layer="layout" svg:width="17.118cm" svg:height="14.525cm" svg:x="2.157cm" svg:y="8.856cm">
            <draw:image xlink:href="Pictures/100002010000028700000225D514EFB173E7511B.png" xlink:type="simple" xlink:show="embed" xlink:actuate="onLoad" loext:mime-type="image/png">
              <text:p/>
            </draw:image>
          </draw:frame>
          <draw:frame draw:style-name="gr4" draw:text-style-name="P3" draw:layer="layout" svg:width="11.17cm" svg:height="1.674cm" svg:x="5.2cm" svg:y="21.9cm">
            <draw:text-box>
              <text:p>-43.2683,170.1145</text:p>
            </draw:text-box>
          </draw:frame>
          <draw:custom-shape draw:style-name="gr5" draw:text-style-name="P4" draw:layer="layout" svg:width="1.9cm" svg:height="1.9cm" svg:x="15.8cm" svg:y="13.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2.085cm" svg:height="1.674cm" svg:x="15.9cm" svg:y="13.427cm">
            <draw:text-box>
              <text:p/>
            </draw:text-box>
          </draw:frame>
        </draw:g>
      </draw:page>
      <draw:page draw:name="page7" draw:style-name="dp2" draw:master-page-name="Default">
        <draw:frame draw:style-name="gr1" draw:text-style-name="P1" draw:layer="layout" svg:width="13.239cm" svg:height="10.605cm" svg:x="3.5cm" svg:y="1.4cm">
          <draw:image xlink:href="Pictures/100002010000021F000001B35DDF52BFF02D61A6.png" xlink:type="simple" xlink:show="embed" xlink:actuate="onLoad" loext:mime-type="image/png">
            <text:p text:style-name="P1">1347</text:p>
          </draw:image>
        </draw:frame>
        <draw:frame draw:style-name="gr1" draw:text-style-name="P1" draw:layer="layout" svg:width="13.239cm" svg:height="10.605cm" svg:x="3.762cm" svg:y="12.296cm">
          <draw:image xlink:href="Pictures/100002010000021F000001B35DDF52BFF02D61A6.png" xlink:type="simple" xlink:show="embed" xlink:actuate="onLoad" loext:mime-type="image/png">
            <text:p text:style-name="P1">1348</text:p>
          </draw:image>
        </draw:frame>
        <draw:frame draw:style-name="gr1" draw:text-style-name="P5" draw:layer="layout" svg:width="13.239cm" svg:height="10.605cm" svg:x="3.762cm" svg:y="12.296cm">
          <draw:image xlink:href="Pictures/100002010000021F000001B35DDF52BFF02D61A6.png" xlink:type="simple" xlink:show="embed" xlink:actuate="onLoad" loext:mime-type="image/png">
            <text:p text:style-name="P5">1347</text:p>
          </draw:image>
        </draw:frame>
      </draw:page>
      <draw:page draw:name="page8" draw:style-name="dp2" draw:master-page-name="Default">
        <draw:frame draw:style-name="gr1" draw:text-style-name="P1" draw:layer="layout" svg:width="13.239cm" svg:height="10.605cm" svg:x="3.9cm" svg:y="15.1cm">
          <draw:image xlink:href="Pictures/100002010000021F000001B35DDF52BFF02D61A6.png" xlink:type="simple" xlink:show="embed" xlink:actuate="onLoad" loext:mime-type="image/png">
            <text:p text:style-name="P1">1349</text:p>
          </draw:image>
        </draw:frame>
        <draw:frame draw:style-name="gr1" draw:text-style-name="P1" draw:layer="layout" svg:width="13.239cm" svg:height="10.605cm" svg:x="3.861cm" svg:y="3.295cm">
          <draw:image xlink:href="Pictures/100002010000021F000001B35DDF52BFF02D61A6.png" xlink:type="simple" xlink:show="embed" xlink:actuate="onLoad" loext:mime-type="image/png">
            <text:p text:style-name="P1">1347</text:p>
          </draw:image>
        </draw:frame>
      </draw:page>
      <draw:page draw:name="page9" draw:style-name="dp2" draw:master-page-name="Default">
        <draw:frame draw:style-name="gr1" draw:text-style-name="P1" draw:layer="layout" svg:width="13.239cm" svg:height="10.605cm" svg:x="3.9cm" svg:y="15.1cm">
          <draw:image xlink:href="Pictures/100002010000021F000001B35DDF52BFF02D61A6.png" xlink:type="simple" xlink:show="embed" xlink:actuate="onLoad" loext:mime-type="image/png">
            <text:p text:style-name="P1">1344</text:p>
          </draw:image>
        </draw:frame>
        <draw:frame draw:style-name="gr1" draw:text-style-name="P1" draw:layer="layout" svg:width="13.239cm" svg:height="10.605cm" svg:x="3.861cm" svg:y="3.295cm">
          <draw:image xlink:href="Pictures/100002010000021F000001B35DDF52BFF02D61A6.png" xlink:type="simple" xlink:show="embed" xlink:actuate="onLoad" loext:mime-type="image/png">
            <text:p text:style-name="P1">1345</text:p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Purisa" svg:font-family="Purisa" style:font-adornments="Bold Obliqu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1cm" svg:stroke-color="#3465a4" draw:marker-start-width="0.22cm" draw:marker-start-center="false" draw:marker-end-width="0.2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333333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embossed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  <style:text-properties style:font-name="Purisa" fo:font-family="Purisa" style:font-style-name="Bold Oblique" style:font-pitch="variable" fo:font-style="oblique" fo:font-weight="bol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1T13:55:30.187983023</meta:creation-date>
    <dc:date>2021-11-21T16:09:25.991725980</dc:date>
    <meta:editing-duration>PT1H9M33S</meta:editing-duration>
    <meta:editing-cycles>4</meta:editing-cycles>
    <meta:generator>LibreOffice/6.4.7.2$Linux_X86_64 LibreOffice_project/40$Build-2</meta:generator>
    <meta:document-statistic meta:object-count="59"/>
  </office:meta>
</office:document-meta>
</file>